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F8000001688A301B187AB343D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4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t_20_sans_20_remplissage_20_et_20_sans_20_lig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6.94cm" svg:height="12.1cm" svg:x="2.1cm" svg:y="9.7cm">
          <draw:image xlink:href="Pictures/10000000000001F8000001688A301B187AB343DC.png" xlink:type="simple" xlink:show="embed" xlink:actuate="onLoad">
            <text:p/>
          </draw:image>
        </draw:frame>
        <draw:line draw:style-name="gr2" draw:text-style-name="P2" draw:layer="layout" svg:x1="12.3cm" svg:y1="13.3cm" svg:x2="6.6cm" svg:y2="13.3cm">
          <text:p/>
        </draw:line>
        <draw:frame draw:style-name="gr3" draw:text-style-name="P1" draw:layer="layout" svg:width="1.251cm" svg:height="0.597cm" svg:x="8.751cm" svg:y="12.32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09T18:15:25.524911616</dc:date>
    <meta:editing-duration>PT9M30S</meta:editing-duration>
    <meta:editing-cycles>2</meta:editing-cycles>
    <meta:generator>LibreOffice/5.2.7.2$Linux_X86_64 LibreOffice_project/20m0$Build-2</meta:generator>
    <meta:document-statistic meta:object-count="3"/>
  </office:meta>
</office:document-meta>
</file>

<file path=Object 1/content.xml><?xml version="1.0" encoding="utf-8"?>
<math xmlns="http://www.w3.org/1998/Math/MathML" display="block">
  <semantics>
    <mstyle mathsize="22pt">
      <mrow>
        <mi mathvariant="normal">Δ</mi>
        <mi mathvariant="normal">ν</mi>
      </mrow>
    </mstyle>
    <annotation encoding="StarMath 5.0">size 22 {%DELTA %nu}</annotation>
  </semantics>
</math>
</file>